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5" style:family="paragraph" style:parent-style-name="Table_20_Contents">
      <style:paragraph-properties fo:text-align="start" style:justify-single-word="false"/>
      <style:text-properties officeooo:paragraph-rsid="000f55f7"/>
    </style:style>
    <style:style style:name="P6" style:family="paragraph" style:parent-style-name="Table_20_Contents">
      <style:paragraph-properties fo:text-align="start" style:justify-single-word="false"/>
      <style:text-properties officeooo:paragraph-rsid="0010590b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f01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M<text:span text:style-name="T5">oveShipEve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<text:span text:style-name="T1">--------------------------------------------------------------------------------------------------------------------------</text:span></text:p>
            <text:p text:style-name="P4"><text:span text:style-name="T1">-</text:span><text:span text:style-name="T3">r</text:span><text:span text:style-name="T4">ow</text:span><text:span text:style-name="T2"> : i</text:span><text:span text:style-name="T4">nt</text:span></text:p>
            <text:p text:style-name="P5"><text:span text:style-name="T4">--------------------------------------------------------------------------------------------------------------------------</text:span></text:p>
            <text:p text:style-name="P4"><text:span text:style-name="T2">-</text:span><text:span text:style-name="T4">column : int</text:span></text:p>
            <text:p text:style-name="P5"><text:span text:style-name="T4">--------------------------------------------------------------------------------------------------------------------------</text:span></text:p>
            <text:p text:style-name="P4"><text:span text:style-name="T2">-</text:span><text:span text:style-name="T4">shipType : String</text:span></text:p>
            <text:p text:style-name="P6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3:07.330348861</dc:date>
    <meta:editing-duration>PT29M46S</meta:editing-duration>
    <meta:editing-cycles>11</meta:editing-cycles>
    <meta:generator>LibreOffice/6.3.2.2$Linux_X86_64 LibreOffice_project/30$Build-2</meta:generator>
    <meta:document-statistic meta:table-count="1" meta:image-count="0" meta:object-count="0" meta:page-count="1" meta:paragraph-count="10" meta:word-count="16" meta:character-count="786" meta:non-whitespace-character-count="780"/>
  </office:meta>
</office:document-meta>
</file>